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 Pro Text" svg:font-family="'SF Pro Text', 'SF Pro Ico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625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0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625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25in" table:align="left"/>
    </style:style>
    <style:style style:name="Table4.A" style:family="table-column">
      <style:table-column-properties style:column-width="0.8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625in" table:align="left"/>
    </style:style>
    <style:style style:name="Table5.A" style:family="table-column">
      <style:table-column-properties style:column-width="0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c910" officeooo:paragraph-rsid="001ac91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4c8f2" officeooo:paragraph-rsid="0034c8f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6429" officeooo:paragraph-rsid="001b642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b78c" officeooo:paragraph-rsid="001bb78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4c8f2" officeooo:paragraph-rsid="0034c8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ac910" officeooo:paragraph-rsid="001ac91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6763a" officeooo:paragraph-rsid="0026763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b78c" officeooo:paragraph-rsid="001bb78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34c8f2" officeooo:paragraph-rsid="0034c8f2" style:font-weight-asian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1b6429" officeooo:paragraph-rsid="001b6429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1f57e7" officeooo:paragraph-rsid="001f57e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1b6429" officeooo:paragraph-rsid="001b6429"/>
    </style:style>
    <style:style style:name="P13" style:family="paragraph" style:parent-style-name="Table_20_Contents">
      <style:paragraph-properties fo:text-align="start" style:justify-single-word="false"/>
      <style:text-properties officeooo:rsid="0052539e" officeooo:paragraph-rsid="0052539e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1b6429" officeooo:paragraph-rsid="001b6429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1b6429" officeooo:paragraph-rsid="002360e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1b6429" officeooo:paragraph-rsid="0026763a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1b6429" officeooo:paragraph-rsid="00409035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1f57e7" officeooo:paragraph-rsid="001f57e7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1f57e7" officeooo:paragraph-rsid="002360e0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1f57e7" officeooo:paragraph-rsid="0026763a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officeooo:rsid="001f57e7" officeooo:paragraph-rsid="00409035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1b6429" officeooo:paragraph-rsid="001b6429"/>
    </style:style>
    <style:style style:name="P23" style:family="paragraph" style:parent-style-name="Table_20_Contents">
      <style:paragraph-properties fo:text-align="start" style:justify-single-word="false"/>
      <style:text-properties officeooo:rsid="001b6429" officeooo:paragraph-rsid="002360e0"/>
    </style:style>
    <style:style style:name="P24" style:family="paragraph" style:parent-style-name="Table_20_Contents">
      <style:paragraph-properties fo:text-align="start" style:justify-single-word="false"/>
      <style:text-properties officeooo:rsid="001b6429" officeooo:paragraph-rsid="0026763a"/>
    </style:style>
    <style:style style:name="P25" style:family="paragraph" style:parent-style-name="Table_20_Contents">
      <style:paragraph-properties fo:text-align="start" style:justify-single-word="false"/>
      <style:text-properties officeooo:rsid="001b6429" officeooo:paragraph-rsid="00409035"/>
    </style:style>
    <style:style style:name="P26" style:family="paragraph" style:parent-style-name="Table_20_Contents">
      <style:paragraph-properties fo:text-align="start" style:justify-single-word="false"/>
      <style:text-properties officeooo:rsid="0033687d" officeooo:paragraph-rsid="0033687d"/>
    </style:style>
    <style:style style:name="P27" style:family="paragraph" style:parent-style-name="Table_20_Contents">
      <style:paragraph-properties fo:text-align="start" style:justify-single-word="false"/>
      <style:text-properties officeooo:rsid="002360e0" officeooo:paragraph-rsid="002360e0"/>
    </style:style>
    <style:style style:name="P28" style:family="paragraph" style:parent-style-name="Table_20_Contents">
      <style:paragraph-properties fo:text-align="start" style:justify-single-word="false"/>
      <style:text-properties officeooo:rsid="0026763a" officeooo:paragraph-rsid="0026763a"/>
    </style:style>
    <style:style style:name="P29" style:family="paragraph" style:parent-style-name="Table_20_Contents">
      <style:paragraph-properties fo:text-align="start" style:justify-single-word="false"/>
      <style:text-properties officeooo:rsid="0031af1d" officeooo:paragraph-rsid="0031af1d"/>
    </style:style>
    <style:style style:name="P30" style:family="paragraph" style:parent-style-name="Table_20_Contents">
      <style:paragraph-properties fo:text-align="start" style:justify-single-word="false"/>
      <style:text-properties officeooo:rsid="0031af1d" officeooo:paragraph-rsid="00409035"/>
    </style:style>
    <style:style style:name="P31" style:family="paragraph" style:parent-style-name="Table_20_Contents">
      <style:paragraph-properties fo:text-align="start" style:justify-single-word="false"/>
      <style:text-properties officeooo:rsid="00336f36" officeooo:paragraph-rsid="00336f36"/>
    </style:style>
    <style:style style:name="P32" style:family="paragraph" style:parent-style-name="Table_20_Contents">
      <style:paragraph-properties fo:text-align="start" style:justify-single-word="false"/>
      <style:text-properties officeooo:rsid="00409035" officeooo:paragraph-rsid="00409035"/>
    </style:style>
    <style:style style:name="P3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ac910" officeooo:paragraph-rsid="001ac910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ac910" officeooo:paragraph-rsid="001ac91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1ac910" officeooo:paragraph-rsid="001b6429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ac910" officeooo:paragraph-rsid="00542104" style:font-weight-asian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6763a" officeooo:paragraph-rsid="0026763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26763a" officeooo:paragraph-rsid="0026763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26763a" officeooo:paragraph-rsid="00409035" style:font-weight-asian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6763a" officeooo:paragraph-rsid="00542104" style:font-weight-asian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c91f" officeooo:paragraph-rsid="003ac91f" style:font-weight-asian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c91f" officeooo:paragraph-rsid="0034c8f2" style:font-weight-asian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360e0" officeooo:paragraph-rsid="002360e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494d68" officeooo:paragraph-rsid="00494d6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494d68" officeooo:paragraph-rsid="0052539e" style:font-weight-asian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4a4cf3" officeooo:paragraph-rsid="00494d68" style:font-weight-asian="normal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4a4cf3" officeooo:paragraph-rsid="0052539e" style:font-weight-asian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41bec" officeooo:paragraph-rsid="00494d68" style:font-weight-asian="normal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41bec" officeooo:paragraph-rsid="0052539e" style:font-weight-asian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441bec" officeooo:paragraph-rsid="0052539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1b6429" officeooo:paragraph-rsid="001b642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1b6429" officeooo:paragraph-rsid="002360e0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1b6429" officeooo:paragraph-rsid="0026763a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1b6429" officeooo:paragraph-rsid="00409035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1b6429" officeooo:paragraph-rsid="0052539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1bb78c" officeooo:paragraph-rsid="001bb78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1bb78c" officeooo:paragraph-rsid="002360e0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22c3c0" officeooo:paragraph-rsid="0022c3c0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22c3c0" officeooo:paragraph-rsid="002360e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22c3c0" officeooo:paragraph-rsid="0026763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22c3c0" officeooo:paragraph-rsid="00409035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2d8dbb" officeooo:paragraph-rsid="002b9ccf" style:font-weight-asian="normal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52539e" officeooo:paragraph-rsid="0052539e" style:font-weight-asian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542104" officeooo:paragraph-rsid="00542104" style:font-weight-asian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3e5c62" officeooo:paragraph-rsid="00542104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6429" officeooo:paragraph-rsid="00409035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6429" officeooo:paragraph-rsid="0052539e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b78c" officeooo:paragraph-rsid="001bb78c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b78c" officeooo:paragraph-rsid="002360e0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494d68" officeooo:paragraph-rsid="00494d68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494d68" officeooo:paragraph-rsid="0052539e" style:font-weight-asian="normal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1ac910" officeooo:paragraph-rsid="001ac910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c910" officeooo:paragraph-rsid="001b6429" style:font-weight-asian="bold" style:font-weight-complex="bold"/>
    </style:style>
    <style:style style:name="P7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2360e0" officeooo:paragraph-rsid="002360e0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b78c" officeooo:paragraph-rsid="001bb78c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paragraph-rsid="0034c8f2"/>
    </style:style>
    <style:style style:name="P7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ac91f" officeooo:paragraph-rsid="00542104" style:text-blinking="false" style:font-size-asian="12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c712f" officeooo:paragraph-rsid="003c712f" style:text-blinking="false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c712f" officeooo:paragraph-rsid="00542104" style:text-blinking="false" style:font-size-asian="12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59edd" officeooo:paragraph-rsid="00459edd" style:text-blinking="false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e5c62" officeooo:paragraph-rsid="003e5c62" style:text-blinking="false" style:font-size-asian="12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42104" officeooo:paragraph-rsid="003ac91f" style:text-blinking="false" style:font-size-asian="12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42104" officeooo:paragraph-rsid="00542104" style:text-blinking="false" style:font-size-asian="12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text-underline-style="none" fo:font-weight="normal" officeooo:rsid="0021e181" officeooo:paragraph-rsid="0021e181" style:font-weight-asian="normal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text-underline-style="none" fo:font-weight="normal" officeooo:rsid="0026763a" officeooo:paragraph-rsid="0026763a" style:font-weight-asian="normal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text-underline-style="none" fo:font-weight="normal" officeooo:rsid="00441bec" officeooo:paragraph-rsid="0052539e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text-underline-style="none" fo:font-weight="normal" officeooo:rsid="0052539e" officeooo:paragraph-rsid="0052539e" style:font-weight-asian="normal" style:font-weight-complex="normal"/>
    </style:style>
    <style:style style:name="P88" style:family="paragraph" style:parent-style-name="Standard">
      <style:text-properties officeooo:paragraph-rsid="002360e0"/>
    </style:style>
    <style:style style:name="P89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22c3c0" officeooo:paragraph-rsid="00409035" style:font-weight-asian="normal" style:font-weight-complex="normal"/>
    </style:style>
    <style:style style:name="P90" style:family="paragraph">
      <loext:graphic-properties draw:fill-color="#000000"/>
      <style:paragraph-properties fo:text-align="center"/>
    </style:style>
    <style:style style:name="P9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c3c0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6429" style:font-weight-asian="normal" style:font-weight-complex="normal"/>
    </style:style>
    <style:style style:name="T6" style:family="text">
      <style:text-properties style:text-underline-style="none" fo:font-weight="normal" officeooo:rsid="00254ded" style:font-weight-asian="normal" style:font-weight-complex="normal"/>
    </style:style>
    <style:style style:name="T7" style:family="text">
      <style:text-properties style:text-underline-style="none" fo:font-weight="normal" officeooo:rsid="00264d8d" style:font-weight-asian="normal" style:font-weight-complex="normal"/>
    </style:style>
    <style:style style:name="T8" style:family="text">
      <style:text-properties style:text-underline-style="none" fo:font-weight="normal" officeooo:rsid="002d8dbb" style:font-weight-asian="normal" style:font-weight-complex="normal"/>
    </style:style>
    <style:style style:name="T9" style:family="text">
      <style:text-properties style:text-underline-style="none" fo:font-weight="normal" officeooo:rsid="00337235" style:font-weight-asian="normal" style:font-weight-complex="normal"/>
    </style:style>
    <style:style style:name="T10" style:family="text">
      <style:text-properties style:text-underline-style="none" fo:font-weight="normal" officeooo:rsid="0034f94b" style:font-weight-asian="normal" style:font-weight-complex="normal"/>
    </style:style>
    <style:style style:name="T11" style:family="text">
      <style:text-properties officeooo:rsid="0034f94b"/>
    </style:style>
    <style:style style:name="T12" style:family="text">
      <style:text-properties fo:font-variant="normal" fo:text-transform="none" fo:color="#0070c9" style:text-line-through-style="none" style:text-line-through-type="none" style:font-name="SF Pro Text" fo:font-size="9.55000019073486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70c9" style:text-line-through-style="none" style:text-line-through-type="none" style:font-name="SF Pro Text" fo:font-size="9.55000019073486pt" fo:letter-spacing="normal" fo:font-style="normal" style:text-underline-style="none" fo:font-weight="normal" officeooo:rsid="0034f94b" style:text-blinking="false"/>
    </style:style>
    <style:style style:name="T14" style:family="text">
      <style:text-properties officeooo:rsid="003ac91f"/>
    </style:style>
    <style:style style:name="T15" style:family="text">
      <style:text-properties officeooo:rsid="003c712f"/>
    </style:style>
    <style:style style:name="T16" style:family="text">
      <style:text-properties style:text-underline-style="solid" style:text-underline-width="auto" style:text-underline-color="font-color" fo:font-weight="normal" officeooo:rsid="0034c8f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ture Version<text:span text:style-name="T11">s</text:span> <text:span text:style-name="T11">To-Do</text:span></text:p>
      <text:p text:style-name="P6"/>
      <text:p text:style-name="P5">Major Revisions</text:p>
      <text:list xml:id="list2158600825" text:style-name="L1">
        <text:list-item>
          <text:p text:style-name="P65">Monetize!</text:p>
        </text:list-item>
        <text:list-item>
          <text:p text:style-name="P36">Add ability to share timers through various outlets</text:p>
        </text:list-item>
        <text:list-item>
          <text:p text:style-name="P40">Option for alert and celebration animation when timer finishes (possible paid content)</text:p>
        </text:list-item>
        <text:list-item>
          <text:p text:style-name="P64">Rate app prompt</text:p>
        </text:list-item>
        <text:list-item>
          <text:p text:style-name="P64">Settings tab like old app</text:p>
        </text:list-item>
        <text:list-item>
          <text:p text:style-name="P83">Localization</text:p>
        </text:list-item>
        <text:list-item>
          <text:p text:style-name="P83">Accessibility</text:p>
        </text:list-item>
        <text:list-item>
          <text:p text:style-name="P79">Add ability to repeat timers.</text:p>
        </text:list-item>
        <text:list-item>
          <text:p text:style-name="P77">Screen saver feature?</text:p>
        </text:list-item>
      </text:list>
      <text:p text:style-name="P9"/>
      <text:p text:style-name="P76"><text:span text:style-name="T16">Minor Revisions</text:span></text:p>
      <text:list xml:id="list3205677360" text:style-name="L2">
        <text:list-item>
          <text:p text:style-name="P82"/>
        </text:list-item>
      </text:list>
      <text:p text:style-name="P7"/>
      <text:p text:style-name="P5">Bugs/Maintenance</text:p>
      <text:list xml:id="list2567377112" text:style-name="L3">
        <text:list-item>
          <text:p text:style-name="P42"/>
        </text:list-item>
      </text:list>
      <text:p text:style-name="P6"/>
      <text:p text:style-name="P6"><draw:line text:anchor-type="paragraph" draw:z-index="0" draw:name="Shape1" draw:style-name="gr1" draw:text-style-name="P90" svg:x1="-0.0118in" svg:y1="0.1154in" svg:x2="7.1654in" svg:y2="0.1154in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Version:</text:p>
          </table:table-cell>
          <table:table-cell table:style-name="Table1.B1" office:value-type="string">
            <text:p text:style-name="P12">1.0.0</text:p>
          </table:table-cell>
        </table:table-row>
        <table:table-row>
          <table:table-cell table:style-name="Table1.A2" office:value-type="string">
            <text:p text:style-name="P10">Build:</text:p>
          </table:table-cell>
          <table:table-cell table:style-name="Table1.B2" office:value-type="string">
            <text:p text:style-name="P12">1</text:p>
          </table:table-cell>
        </table:table-row>
        <table:table-row>
          <table:table-cell table:style-name="Table1.A2" office:value-type="string">
            <text:p text:style-name="P10">Release:</text:p>
          </table:table-cell>
          <table:table-cell table:style-name="Table1.B2" office:value-type="string">
            <text:p text:style-name="P12">Beta</text:p>
          </table:table-cell>
        </table:table-row>
        <table:table-row>
          <table:table-cell table:style-name="Table1.A2" office:value-type="string">
            <text:p text:style-name="P11">Status:</text:p>
          </table:table-cell>
          <table:table-cell table:style-name="Table1.B2" office:value-type="string">
            <text:p text:style-name="P13">In-work</text:p>
          </table:table-cell>
        </table:table-row>
      </table:table>
      <text:p text:style-name="P1"/>
      <text:p text:style-name="P67">Change Log:</text:p>
      <text:p text:style-name="P55"/>
      <text:p text:style-name="P71">New Features</text:p>
      <text:list xml:id="list4258703266" text:style-name="L5">
        <text:list-item>
          <text:p text:style-name="P63">Initial beta release.</text:p>
        </text:list-item>
      </text:list>
      <text:p text:style-name="P45"/>
      <text:p text:style-name="P71">Bug Fixes</text:p>
      <text:list xml:id="list266794799" text:style-name="L12">
        <text:list-item>
          <text:p text:style-name="P87">Initial beta release.</text:p>
        </text:list-item>
      </text:list>
      <text:p text:style-name="P6"/>
      <text:p text:style-name="P35"><draw:line text:anchor-type="paragraph" draw:z-index="1" draw:name="Shape2" draw:style-name="gr2" draw:text-style-name="P91" svg:x1="0.0091in" svg:y1="0.0854in" svg:x2="7.2071in" svg:y2="0.0854in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Version:</text:p>
          </table:table-cell>
          <table:table-cell table:style-name="Table2.B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Build: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Release: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Status:</text:p>
          </table:table-cell>
          <table:table-cell table:style-name="Table2.B2" office:value-type="string">
            <text:p text:style-name="P26"/>
          </table:table-cell>
        </table:table-row>
      </table:table>
      <text:p text:style-name="P73"/>
      <text:p text:style-name="P67">Change Log:</text:p>
      <text:p text:style-name="P55"/>
      <text:p text:style-name="P71">New Features</text:p>
      <text:list xml:id="list110335929285493" text:continue-list="list4258703266" text:style-name="L5">
        <text:list-item>
          <text:p text:style-name="P47"/>
        </text:list-item>
      </text:list>
      <text:p text:style-name="P45"/>
      <text:p text:style-name="P71"><text:soft-page-break/>Bug Fixes</text:p>
      <text:list xml:id="list1274081965" text:style-name="L11">
        <text:list-item>
          <text:p text:style-name="P86"><text:span text:style-name="T3"/></text:p>
        </text:list-item>
      </text:list>
      <text:p text:style-name="P58"/>
      <text:p text:style-name="P59"><draw:line text:anchor-type="paragraph" draw:z-index="2" draw:name="Shape2" draw:style-name="gr2" draw:text-style-name="P91" svg:x1="0.0091in" svg:y1="0.0854in" svg:x2="7.2071in" svg:y2="0.0854in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Version:</text:p>
          </table:table-cell>
          <table:table-cell table:style-name="Table3.B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5">Build:</text:p>
          </table:table-cell>
          <table:table-cell table:style-name="Table3.B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5">Release:</text:p>
          </table:table-cell>
          <table:table-cell table:style-name="Table3.B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9">Status:</text:p>
          </table:table-cell>
          <table:table-cell table:style-name="Table3.B2" office:value-type="string">
            <text:p text:style-name="P26"/>
          </table:table-cell>
        </table:table-row>
      </table:table>
      <text:p text:style-name="P88"/>
      <text:p text:style-name="P67">Change Log:</text:p>
      <text:p text:style-name="P55"/>
      <text:p text:style-name="P71">New Features</text:p>
      <text:list xml:id="list110335505618110" text:continue-list="list110335929285493" text:style-name="L5">
        <text:list-item>
          <text:p text:style-name="P47"/>
        </text:list-item>
      </text:list>
      <text:p text:style-name="P45"/>
      <text:p text:style-name="P71">Bug Fixes</text:p>
      <text:list xml:id="list809609586" text:style-name="L10">
        <text:list-item>
          <text:p text:style-name="P50"><text:span text:style-name="T4"/></text:p>
        </text:list-item>
      </text:list>
      <text:p text:style-name="P69"/>
      <text:list xml:id="list3994023171" text:style-name="L7">
        <text:list-header>
          <text:p text:style-name="P85"/>
        </text:list-header>
      </text:list>
      <text:p text:style-name="P7"/>
      <text:p text:style-name="P60"><draw:line text:anchor-type="paragraph" draw:z-index="3" draw:name="Shape2" draw:style-name="gr2" draw:text-style-name="P91" svg:x1="0.0091in" svg:y1="0.0854in" svg:x2="7.2071in" svg:y2="0.0854in"><text:p/></draw:line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6">Version:</text:p>
          </table:table-cell>
          <table:table-cell table:style-name="Table4.B1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6">Build:</text:p>
          </table:table-cell>
          <table:table-cell table:style-name="Table4.B2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16">Release:</text:p>
          </table:table-cell>
          <table:table-cell table:style-name="Table4.B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20">Status:</text:p>
          </table:table-cell>
          <table:table-cell table:style-name="Table4.B2" office:value-type="string">
            <text:p text:style-name="P31"/>
          </table:table-cell>
        </table:table-row>
      </table:table>
      <text:p text:style-name="P7"/>
      <text:p text:style-name="P67">Change Log:</text:p>
      <text:p text:style-name="P55"/>
      <text:p text:style-name="P71">New Features</text:p>
      <text:list xml:id="list110335979233792" text:continue-list="list110335505618110" text:style-name="L5">
        <text:list-item>
          <text:p text:style-name="P47"/>
        </text:list-item>
      </text:list>
      <text:p text:style-name="P45"/>
      <text:p text:style-name="P71">Bug Fixes</text:p>
      <text:list xml:id="list2158919613" text:style-name="L9">
        <text:list-item>
          <text:p text:style-name="P49"><text:span text:style-name="T8"/></text:p>
        </text:list-item>
      </text:list>
      <text:p text:style-name="P62"/>
      <text:p text:style-name="P61"><draw:line text:anchor-type="paragraph" draw:z-index="4" draw:name="Shape2" draw:style-name="gr2" draw:text-style-name="P91" svg:x1="0.0091in" svg:y1="0.0854in" svg:x2="7.2071in" svg:y2="0.0854in"><text:p/></draw:line></text:p>
      <text:p text:style-name="P89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7">Version:</text:p>
          </table:table-cell>
          <table:table-cell table:style-name="Table5.B1" office:value-type="string">
            <text:p text:style-name="P25"/>
          </table:table-cell>
        </table:table-row>
        <table:table-row>
          <table:table-cell table:style-name="Table5.A2" office:value-type="string">
            <text:p text:style-name="P17">Build: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17">Release: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21">Status:</text:p>
          </table:table-cell>
          <table:table-cell table:style-name="Table5.B2" office:value-type="string">
            <text:p text:style-name="P32"/>
          </table:table-cell>
        </table:table-row>
      </table:table>
      <text:p text:style-name="P39"/>
      <text:p text:style-name="P66">Change Log:</text:p>
      <text:p text:style-name="P54"/>
      <text:p text:style-name="P70">New Features</text:p>
      <text:list xml:id="list110335074455252" text:continue-list="list110335979233792" text:style-name="L5">
        <text:list-item>
          <text:p text:style-name="P46"/>
        </text:list-item>
      </text:list>
      <text:p text:style-name="P44"/>
      <text:p text:style-name="P70">Bug Fixes</text:p>
      <text:list xml:id="list3994313365" text:style-name="L8">
        <text:list-item>
          <text:p text:style-name="P48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 Pro Text" svg:font-family="'SF Pro Text', 'SF Pro Ico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4:46:10.130265000</meta:creation-date>
    <meta:generator>LibreOffice/5.4.1.2$MacOSX_X86_64 LibreOffice_project/ea7cb86e6eeb2bf3a5af73a8f7777ac570321527</meta:generator>
    <dc:date>2018-01-05T11:03:34.260765212</dc:date>
    <meta:editing-duration>P6DT15H19M34S</meta:editing-duration>
    <meta:editing-cycles>35</meta:editing-cycles>
    <meta:document-statistic meta:table-count="5" meta:image-count="0" meta:object-count="0" meta:page-count="3" meta:paragraph-count="65" meta:word-count="129" meta:character-count="714" meta:non-whitespace-character-count="661"/>
  </office:meta>
</office:document-meta>
</file>